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5pt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padding="0.097cm" fo:border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e6a4"/>
    </style:style>
    <style:style style:name="P2" style:family="paragraph" style:parent-style-name="Text_20_body">
      <style:text-properties officeooo:rsid="001d13db" officeooo:paragraph-rsid="001d13db"/>
    </style:style>
    <style:style style:name="P3" style:family="paragraph" style:parent-style-name="Text_20_body">
      <style:text-properties officeooo:rsid="001d13db" officeooo:paragraph-rsid="001d5d8b"/>
    </style:style>
    <style:style style:name="P4" style:family="paragraph" style:parent-style-name="Text_20_body">
      <style:text-properties officeooo:rsid="001d13db" officeooo:paragraph-rsid="002225a8"/>
    </style:style>
    <style:style style:name="P5" style:family="paragraph" style:parent-style-name="Text_20_body">
      <style:text-properties officeooo:rsid="002225a8" officeooo:paragraph-rsid="002225a8"/>
    </style:style>
    <style:style style:name="P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2674c8" style:font-size-asian="20pt" style:font-weight-asian="bold" style:font-size-complex="20pt"/>
    </style:style>
    <style:style style:name="P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250d3c" style:font-size-asian="20pt" style:font-weight-asian="bold" style:font-size-complex="20pt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29fca1" officeooo:paragraph-rsid="0029fca1" style:font-size-asian="20pt" style:font-weight-asian="bold" style:font-size-complex="20pt"/>
    </style:style>
    <style:style style:name="P9" style:family="paragraph" style:parent-style-name="Text_20_body">
      <style:text-properties officeooo:paragraph-rsid="002225a8"/>
    </style:style>
    <style:style style:name="P10" style:family="paragraph" style:parent-style-name="Text_20_body">
      <style:text-properties officeooo:rsid="001d13db" officeooo:paragraph-rsid="002b44e9"/>
    </style:style>
    <style:style style:name="P11" style:family="paragraph" style:parent-style-name="Text_20_body">
      <style:text-properties officeooo:rsid="0033371e" officeooo:paragraph-rsid="002b44e9"/>
    </style:style>
    <style:style style:name="P12" style:family="paragraph" style:parent-style-name="Text_20_body">
      <style:text-properties officeooo:rsid="0033371e" officeooo:paragraph-rsid="002d66b2"/>
    </style:style>
    <style:style style:name="P13" style:family="paragraph" style:parent-style-name="Text_20_body">
      <style:text-properties officeooo:rsid="0033371e" officeooo:paragraph-rsid="002f01a1"/>
    </style:style>
    <style:style style:name="P14" style:family="paragraph" style:parent-style-name="Text_20_body">
      <style:text-properties officeooo:rsid="0033371e" officeooo:paragraph-rsid="0032787e"/>
    </style:style>
    <style:style style:name="P15" style:family="paragraph" style:parent-style-name="Text_20_body">
      <style:text-properties officeooo:rsid="0035092b" officeooo:paragraph-rsid="002b44e9"/>
    </style:style>
    <style:style style:name="P16" style:family="paragraph" style:parent-style-name="Text_20_body">
      <style:text-properties officeooo:rsid="0035092b" officeooo:paragraph-rsid="002b72bb"/>
    </style:style>
    <style:style style:name="P17" style:family="paragraph" style:parent-style-name="Text_20_body">
      <style:text-properties officeooo:rsid="0035092b" officeooo:paragraph-rsid="002d66b2"/>
    </style:style>
    <style:style style:name="P18" style:family="paragraph" style:parent-style-name="Text_20_body">
      <style:text-properties officeooo:rsid="00301314" officeooo:paragraph-rsid="002d66b2"/>
    </style:style>
    <style:style style:name="P19" style:family="paragraph" style:parent-style-name="Text_20_body">
      <style:text-properties officeooo:rsid="00301314" officeooo:paragraph-rsid="002f01a1"/>
    </style:style>
    <style:style style:name="P20" style:family="paragraph" style:parent-style-name="Text_20_body">
      <style:text-properties officeooo:rsid="00301314" officeooo:paragraph-rsid="0032787e"/>
    </style:style>
    <style:style style:name="P21" style:family="paragraph" style:parent-style-name="Text_20_body">
      <style:text-properties officeooo:rsid="00301314" officeooo:paragraph-rsid="0032b7b9"/>
    </style:style>
    <style:style style:name="P22" style:family="paragraph" style:parent-style-name="Text_20_body">
      <style:text-properties officeooo:rsid="002f01a1" officeooo:paragraph-rsid="002f01a1"/>
    </style:style>
    <style:style style:name="P23" style:family="paragraph" style:parent-style-name="Text_20_body">
      <style:text-properties officeooo:rsid="0042fde3" officeooo:paragraph-rsid="002f01a1"/>
    </style:style>
    <style:style style:name="P24" style:family="paragraph" style:parent-style-name="Text_20_body">
      <style:text-properties officeooo:rsid="0042fde3" officeooo:paragraph-rsid="0032787e"/>
    </style:style>
    <style:style style:name="P25" style:family="paragraph" style:parent-style-name="Text_20_body">
      <style:text-properties officeooo:rsid="0032b7b9" officeooo:paragraph-rsid="0032b7b9"/>
    </style:style>
    <style:style style:name="P26" style:family="paragraph" style:parent-style-name="Heading_20_3">
      <style:text-properties officeooo:rsid="001d13db"/>
    </style:style>
    <style:style style:name="P27" style:family="paragraph" style:parent-style-name="Table_20_Contents">
      <style:text-properties style:font-name="Ubuntu Mono" officeooo:rsid="00448f81" officeooo:paragraph-rsid="002f01a1"/>
    </style:style>
    <style:style style:name="P28" style:family="paragraph" style:parent-style-name="Table_20_Contents">
      <style:text-properties style:font-name="Ubuntu Mono" officeooo:paragraph-rsid="002f01a1"/>
    </style:style>
    <style:style style:name="P29" style:family="paragraph" style:parent-style-name="Table_20_Contents">
      <style:text-properties style:font-name="Ubuntu Mono" officeooo:paragraph-rsid="0032b7b9"/>
    </style:style>
    <style:style style:name="P30" style:family="paragraph" style:parent-style-name="Table_20_Contents">
      <style:text-properties style:font-name="Ubuntu Mono" officeooo:paragraph-rsid="0032787e"/>
    </style:style>
    <style:style style:name="P31" style:family="paragraph" style:parent-style-name="Table_20_Contents">
      <style:text-properties style:font-name="Ubuntu Mono" officeooo:paragraph-rsid="002f01a1"/>
    </style:style>
    <style:style style:name="P32" style:family="paragraph" style:parent-style-name="Table_20_Contents">
      <style:text-properties style:font-name="Ubuntu Mono" officeooo:paragraph-rsid="002d66b2"/>
    </style:style>
    <style:style style:name="P33" style:family="paragraph" style:parent-style-name="Table_20_Contents">
      <style:text-properties style:font-name="Ubuntu Mono" officeooo:paragraph-rsid="002b44e9"/>
    </style:style>
    <style:style style:name="P34" style:family="paragraph" style:parent-style-name="Table_20_Contents">
      <style:text-properties style:font-name="Ubuntu Mono" officeooo:paragraph-rsid="002225a8"/>
    </style:style>
    <style:style style:name="P35" style:family="paragraph" style:parent-style-name="Table_20_Contents">
      <style:text-properties style:font-name="Ubuntu Mono" officeooo:paragraph-rsid="001d13db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29fca1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d66b2" style:font-weight-asian="bold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text-position="-33% 80%"/>
    </style:style>
    <style:style style:name="T11" style:family="text">
      <style:text-properties style:text-position="-33% 80%" officeooo:rsid="0029fca1"/>
    </style:style>
    <style:style style:name="T12" style:family="text">
      <style:text-properties style:text-position="sub 58%" officeooo:rsid="0042fde3"/>
    </style:style>
    <style:style style:name="T13" style:family="text">
      <style:text-properties style:text-position="sub 58%" officeooo:rsid="002f01a1"/>
    </style:style>
    <style:style style:name="T14" style:family="text">
      <style:text-properties style:text-position="sub 58%" officeooo:rsid="00508362"/>
    </style:style>
    <style:style style:name="T15" style:family="text">
      <style:text-properties style:text-position="sub 58%" officeooo:rsid="004de507"/>
    </style:style>
    <style:style style:name="T16" style:family="text">
      <style:text-properties style:text-position="sub 58%" officeooo:rsid="004fd4f0"/>
    </style:style>
    <style:style style:name="T17" style:family="text">
      <style:text-properties officeooo:rsid="00751693"/>
    </style:style>
    <style:style style:name="T18" style:family="text">
      <style:text-properties officeooo:rsid="00250d3c"/>
    </style:style>
    <style:style style:name="T19" style:family="text">
      <style:text-properties officeooo:rsid="0029fca1"/>
    </style:style>
    <style:style style:name="T20" style:family="text">
      <style:text-properties officeooo:rsid="002b44e9"/>
    </style:style>
    <style:style style:name="T21" style:family="text">
      <style:text-properties officeooo:rsid="0033371e"/>
    </style:style>
    <style:style style:name="T22" style:family="text">
      <style:text-properties officeooo:rsid="002b72bb"/>
    </style:style>
    <style:style style:name="T23" style:family="text">
      <style:text-properties officeooo:rsid="002d66b2"/>
    </style:style>
    <style:style style:name="T24" style:family="text">
      <style:text-properties officeooo:rsid="0042fde3"/>
    </style:style>
    <style:style style:name="T25" style:family="text">
      <style:text-properties officeooo:rsid="002f01a1"/>
    </style:style>
    <style:style style:name="T26" style:family="text">
      <style:text-properties officeooo:rsid="003089ef"/>
    </style:style>
    <style:style style:name="T27" style:family="text">
      <style:text-properties officeooo:rsid="0032787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8">SSV</text:span>. IES Haría</text:p>
      <text:p text:style-name="P6">UT<text:span text:style-name="T18">1</text:span>. A<text:span text:style-name="T17">ctividad 4</text:span></text:p>
      <text:p text:style-name="P8">Sistemas de numeración. Repaso</text:p>
      <text:h text:style-name="Heading_20_2" text:outline-level="2"><text:span text:style-name="T10"/></text:h>
      <text:h text:style-name="P26" text:outline-level="3">Actividades</text:h>
      <text:p text:style-name="P3"><text:span text:style-name="T19">1.</text:span> Expresa en decimal estas cantidades dadas en diversos sistemas de numeración y bases distintas:</text:p>
      <text:p text:style-name="P3">a) <text:span text:style-name="T19">53325,5</text:span><text:span text:style-name="T11">6</text:span> en base <text:span text:style-name="T19">6</text:span> (sistema que utiliza los dígitos 0, 1, 2, 3, <text:span text:style-name="T19">4, 5</text:span>)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5"/>
          </table:table-cell>
        </table:table-row>
      </table:table>
      <text:p text:style-name="P2"/>
      <text:p text:style-name="P3">b) <text:span text:style-name="T19">2</text:span>0<text:span text:style-name="T19">1</text:span>,<text:span text:style-name="T19">2</text:span>1<text:span text:style-name="T11">3</text:span> en base <text:span text:style-name="T19">3</text:span> (sistema que utiliza los dígitos 0, 1, 2).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5"/>
          </table:table-cell>
        </table:table-row>
      </table:table>
      <text:p text:style-name="P2"/>
      <text:p text:style-name="P9"><text:span text:style-name="T19">2. Expresa las siguientes cantidades decimales en código binario</text:span></text:p>
      <text:p text:style-name="P5">a) <text:span text:style-name="T19">88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4"/>
          </table:table-cell>
        </table:table-row>
      </table:table>
      <text:p text:style-name="P4"/>
      <text:p text:style-name="P5">b) <text:span text:style-name="T19">303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4"/>
          </table:table-cell>
        </table:table-row>
      </table:table>
      <text:p text:style-name="P4"/>
      <text:p text:style-name="P5">c) <text:span text:style-name="T19">1377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4"/>
          </table:table-cell>
        </table:table-row>
      </table:table>
      <text:p text:style-name="P4"/>
      <text:p text:style-name="P5"><text:span text:style-name="T19">3</text:span>. Expresa las siguientes cantidades decimales en binario con un error inferior a 2<text:span text:style-name="T9">-6</text:span></text:p>
      <text:p text:style-name="P5">a) <text:span text:style-name="T19">27</text:span>,<text:span text:style-name="T19">25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4"/>
          </table:table-cell>
        </table:table-row>
      </table:table>
      <text:p text:style-name="P4"/>
      <text:p text:style-name="P5">b) <text:span text:style-name="T19">8</text:span>,<text:span text:style-name="T19">44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4"/>
          </table:table-cell>
        </table:table-row>
      </table:table>
      <text:p text:style-name="P4"/>
      <text:p text:style-name="P5">c) <text:span text:style-name="T19">11,436</text:span></text:p>
      <table:table table:name="Tabla11" table:style-name="Tabla11">
        <table:table-column table:style-name="Tabla11.A"/>
        <text:soft-page-break/>
        <table:table-row>
          <table:table-cell table:style-name="Tabla11.A1" office:value-type="string">
            <text:p text:style-name="P34"/>
          </table:table-cell>
        </table:table-row>
      </table:table>
      <text:p text:style-name="P4"/>
      <text:p text:style-name="P5"><text:span text:style-name="T19">4</text:span>. Expresa las siguientes cantidades binarias en decimales</text:p>
      <text:p text:style-name="P5">a) 1<text:span text:style-name="T20">0</text:span>1,<text:span text:style-name="T20">1001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4"/>
          </table:table-cell>
        </table:table-row>
      </table:table>
      <text:p text:style-name="P4"/>
      <text:p text:style-name="P5">b) 11101<text:span text:style-name="T20">0001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4"/>
          </table:table-cell>
        </table:table-row>
      </table:table>
      <text:p text:style-name="P4"/>
      <text:p text:style-name="P11"><text:span text:style-name="T20">5</text:span>. Realizar las siguientes operaciones en binario de las siguientes cantidades dadas en decimales</text:p>
      <text:p text:style-name="P11">a) <text:span text:style-name="T20">77</text:span> + <text:span text:style-name="T20">96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3"/>
          </table:table-cell>
        </table:table-row>
      </table:table>
      <text:p text:style-name="P10"/>
      <text:p text:style-name="P10"><text:s/><text:span text:style-name="T21">b) 88,5 + 13,25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3"/>
          </table:table-cell>
        </table:table-row>
      </table:table>
      <text:p text:style-name="P10"/>
      <text:p text:style-name="P15">c) <text:s/><text:span text:style-name="T22">109</text:span> - <text:span text:style-name="T22">7</text:span>7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3"/>
          </table:table-cell>
        </table:table-row>
      </table:table>
      <text:p text:style-name="P10"/>
      <text:p text:style-name="P15"/>
      <text:p text:style-name="P16">d) <text:span text:style-name="T22">4</text:span>7,0625 - 1<text:span text:style-name="T22">3</text:span>,<text:span text:style-name="T22">25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3"/>
          </table:table-cell>
        </table:table-row>
      </table:table>
      <text:p text:style-name="P10"/>
      <text:p text:style-name="P12"><text:span text:style-name="T23">6</text:span>. Realizar las siguientes operaciones en <text:span text:style-name="T7">binario</text:span> de las siguientes cantidades dadas en <text:span text:style-name="T8">hexadecimal</text:span></text:p>
      <text:p text:style-name="P12">a) <text:span text:style-name="T23">57 x E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2"/>
          </table:table-cell>
        </table:table-row>
      </table:table>
      <text:p text:style-name="P18"/>
      <text:p text:style-name="P17">b) <text:span text:style-name="T23">6B</text:span> x <text:span text:style-name="T23">D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2"/>
          </table:table-cell>
        </table:table-row>
      </table:table>
      <text:p text:style-name="P18"/>
      <text:p text:style-name="P12">a) <text:span text:style-name="T23">4C / 6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32"/>
          </table:table-cell>
        </table:table-row>
      </table:table>
      <text:p text:style-name="P18"><text:soft-page-break/></text:p>
      <text:p text:style-name="P12">a) <text:span text:style-name="T23">97 / E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2"/>
          </table:table-cell>
        </table:table-row>
      </table:table>
      <text:p text:style-name="P18"/>
      <text:p text:style-name="P13"><text:span text:style-name="T25">7</text:span>. <text:span text:style-name="T24">Convierte los siguientes números a decimal</text:span></text:p>
      <text:p text:style-name="P13">a) <text:span text:style-name="T24">3821</text:span><text:span text:style-name="T12">8</text:span>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27"/>
          </table:table-cell>
        </table:table-row>
      </table:table>
      <text:p text:style-name="P19"/>
      <text:p text:style-name="P13"><text:span text:style-name="T25">b</text:span>) <text:span text:style-name="T24">3A1</text:span><text:span text:style-name="T13">16</text:span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27"/>
          </table:table-cell>
        </table:table-row>
      </table:table>
      <text:p text:style-name="P19"/>
      <text:p text:style-name="P22">8. Convierte los siguientes números a binario</text:p>
      <text:p text:style-name="P13">a) <text:span text:style-name="T25">66735612</text:span><text:span text:style-name="T14">8</text:span>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28"/>
          </table:table-cell>
        </table:table-row>
      </table:table>
      <text:p text:style-name="P13"/>
      <text:p text:style-name="P13"><text:span text:style-name="T24">b</text:span>) <text:span text:style-name="T25">44371,1112</text:span><text:span text:style-name="T14">8</text:span>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28"/>
          </table:table-cell>
        </table:table-row>
      </table:table>
      <text:p text:style-name="P19"/>
      <text:p text:style-name="P13"><text:span text:style-name="T25">c</text:span>) <text:span text:style-name="T24">EBA0091</text:span><text:span text:style-name="T15">16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28"/>
          </table:table-cell>
        </table:table-row>
      </table:table>
      <text:p text:style-name="P13"/>
      <text:p text:style-name="P13"><text:span text:style-name="T25">d</text:span>) <text:span text:style-name="T26">1B2FC721,3AC</text:span><text:span text:style-name="T16">16</text:span>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28"/>
          </table:table-cell>
        </table:table-row>
      </table:table>
      <text:p text:style-name="P19"/>
      <text:p text:style-name="P23"><text:span text:style-name="T25">8</text:span>. Convierte los siguientes números de binario a octal</text:p>
      <text:p text:style-name="P13">a) <text:span text:style-name="T24">1001100001101</text:span><text:span text:style-name="T14">2</text:span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28"/>
          </table:table-cell>
        </table:table-row>
      </table:table>
      <text:p text:style-name="P19"/>
      <text:p text:style-name="P13"><text:span text:style-name="T25">b</text:span>) <text:span text:style-name="T24">1111011100,1101110</text:span><text:span text:style-name="T14">2</text:span>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28"/>
          </table:table-cell>
        </table:table-row>
      </table:table>
      <text:p text:style-name="P24"><text:span text:style-name="T27">9</text:span>. Convierte los siguientes números de binario a <text:span text:style-name="T27">hexadecimal</text:span></text:p>
      <text:p text:style-name="P14">a) <text:span text:style-name="T24">10011100001101</text:span><text:span text:style-name="T14">2</text:span></text:p>
      <table:table table:name="Tabla27" table:style-name="Tabla27">
        <table:table-column table:style-name="Tabla27.A"/>
        <text:soft-page-break/>
        <table:table-row>
          <table:table-cell table:style-name="Tabla27.A1" office:value-type="string">
            <text:p text:style-name="P30"/>
          </table:table-cell>
        </table:table-row>
      </table:table>
      <text:p text:style-name="P20"/>
      <text:p text:style-name="P14"><text:span text:style-name="T25">b</text:span>) <text:span text:style-name="T24">11110110100,11010110</text:span><text:span text:style-name="T14">2</text:span>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30"/>
          </table:table-cell>
        </table:table-row>
      </table:table>
      <text:p text:style-name="P20"/>
      <text:p text:style-name="P25">10. Convierte la dirección IP 135.112.2.223 en formato decimal punteado a:</text:p>
      <text:p text:style-name="P25">a) formato binario de 32 bits</text:p>
      <table:table table:name="Tabla29" table:style-name="Tabla29">
        <table:table-column table:style-name="Tabla29.A"/>
        <table:table-row>
          <table:table-cell table:style-name="Tabla29.A1" office:value-type="string">
            <text:p text:style-name="P29"/>
          </table:table-cell>
        </table:table-row>
      </table:table>
      <text:p text:style-name="P21"/>
      <text:p text:style-name="P25">b) formato hexadecimal punteado</text:p>
      <table:table table:name="Tabla30" table:style-name="Tabla30">
        <table:table-column table:style-name="Tabla30.A"/>
        <table:table-row>
          <table:table-cell table:style-name="Tabla30.A1" office:value-type="string">
            <text:p text:style-name="P29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e6a4"/>
    </style:style>
    <style:style style:name="MT1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9fca1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1">1</text:span><text:span text:style-name="MT2">-A</text:span><text:span text:style-name="MT3">4</text:span><text:span text:style-name="MT4">. </text:span><text:span text:style-name="MT1">Sistemas de numeración. </text:span><text:span text:style-name="MT3">Repaso</text:span><text:span text:style-name="MT5"><text:tab/></text:span><text:span text:style-name="MT6"><text:tab/></text:span><text:span text:style-name="MT6"><draw:frame draw:style-name="Mfr1" draw:name="gráficos7" text:anchor-type="as-char" svg:width="2.335cm" svg:height="0.818cm" draw:z-index="3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4:34:33.990479235</meta:creation-date>
    <dc:date>2018-10-01T06:25:16.960344188</dc:date>
    <meta:editing-duration>PT2H44M24S</meta:editing-duration>
    <meta:editing-cycles>27</meta:editing-cycles>
    <meta:generator>LibreOffice/6.0.6.2$Linux_X86_64 LibreOffice_project/00m0$Build-2</meta:generator>
    <meta:document-statistic meta:table-count="30" meta:image-count="1" meta:object-count="0" meta:page-count="4" meta:paragraph-count="46" meta:word-count="240" meta:character-count="1400" meta:non-whitespace-character-count="1201"/>
  </office:meta>
</office:document-meta>
</file>